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7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36">
      <style:table-cell-properties fo:background-color="#C6EFCE"/>
      <style:text-properties fo:color="#006100"/>
    </style:style>
    <style:style style:name="ce18" style:family="table-cell" style:parent-style-name="Bad" style:data-style-name="N0">
      <style:table-cell-properties fo:background-color="#FFC7CE"/>
      <style:text-properties fo:color="#9C0006"/>
    </style:style>
    <style:style style:name="ce19" style:family="table-cell" style:parent-style-name="Default" style:data-style-name="N19"/>
    <style:style style:name="ce20" style:family="table-cell" style:parent-style-name="Good" style:data-style-name="N0">
      <style:table-cell-properties fo:background-color="#C6EFCE"/>
      <style:text-properties fo:color="#006100"/>
    </style:style>
    <style:style style:name="ce21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22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Rejection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5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I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https://www.linkedin.com/jobs/view/4193411083/?refId=97ca4a02-c761-4519-9b9c-ec378803ac22&amp;trackingId=Nill5HFiQPeUL2c%2BQlt4uw%3D%3D</text:p>
          </table:table-cell>
          <table:table-cell office:value-type="string" table:style-name="ce7">
            <text:p>London</text:p>
          </table:table-cell>
          <table:table-cell office:value-type="currency" office:value="45000" table:style-name="ce17">
            <text:p>£45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X2 Network</text:p>
          </table:table-cell>
          <table:table-cell office:value-type="string" table:style-name="ce5">
            <text:p>Front End Game Developer</text:p>
          </table:table-cell>
          <table:table-cell office:value-type="string" table:style-name="ce5">
            <text:p>https://www.linkedin.com/jobs/view/4197897553/?eBP=CwEAAAGV8SkAaGNntWEjl64O1DD-lgEH-X15CIddea5lWMzrDAd10FEKnJtzVa3dqyB81kntY3h2QR1nLDyU1Rcc5GQAENd1kYFFM-RWMRV-YwKzFfIcdHj7X8aE0E0cBjw-7cHtNb3dh58DyqQrOvVZGklw2j-CIR3f1j6Rb80QG8xkExA77QhVbYIO9GriHDjM7UfO-zJG_q5yPhQ6u_oG4JceVeZ5LIv0retblN8WQQEHjl4PQaU3AHAii4iJkNcDdqgAfeQY9F6ViLf2FVTO3x3DK7N30omGv5DHndQMSH16hsx-ryf5HEfKXCGCjijCFDvB-lhArrIS1LaUqaJ0Rxr29RskwgqydlNMc3yVxJLLn7U32WMBlvtKlH3D7LKdoBn5RksqKT1ztcyo3gFLVYg&amp;refId=66494d2f-8ec9-3069-aec6-6671c1d29d69&amp;trackingId=7dV91BTVzHcD1DuOb2dO2g%3D%3D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Capua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linkedin.com/jobs/collections/similar-jobs/?currentJobId=4193217349&amp;referenceJobId=4197897553</text:p>
          </table:table-cell>
          <table:table-cell office:value-type="string" table:style-name="ce7">
            <text:p>London</text:p>
          </table:table-cell>
          <table:table-cell office:value-type="currency" office:value="50000" table:style-name="ce17">
            <text:p>£50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Hooked</text:p>
          </table:table-cell>
          <table:table-cell office:value-type="string" table:style-name="ce5">
            <text:p>Unity Developer and Set Dresser</text:p>
          </table:table-cell>
          <table:table-cell office:value-type="string" table:style-name="ce16">
            <text:p><text:a xlink:href="https://www.workwithindies.com/careers/hooked-unity-developer-set-dresser?utm_source=discord">https://www.workwithindies.com/careers/hooked-unity-developer-set-dresser?utm_source=discord</text:a></text:p>
          </table:table-cell>
          <table:table-cell office:value-type="string" table:style-name="ce5">
            <text:p>Remote</text:p>
          </table:table-cell>
          <table:table-cell office:value-type="string" table:style-name="ce7">
            <text:p>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Just Eat</text:p>
          </table:table-cell>
          <table:table-cell office:value-type="string" table:style-name="ce5">
            <text:p>Junior Software Engineer (.NET)</text:p>
          </table:table-cell>
          <table:table-cell office:value-type="string" table:style-name="ce16">
            <text:p><text:a xlink:href="https://www.linkedin.com/jobs/view/4209175149/?refId=6bc0de0f-c596-48f8-92bc-dc8857b0f614&amp;trackingId=bbEHaiTETSuhteUxqp5MwA%3D%3D">https://www.linkedin.com/jobs/view/4209175149/?refId=6bc0de0f-c596-48f8-92bc-dc8857b0f614&amp;trackingId=bbEHaiTETSuhteUxqp5MwA%3D%3D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Xraised</text:p>
          </table:table-cell>
          <table:table-cell office:value-type="string" table:style-name="ce5">
            <text:p>Software Engineer</text:p>
          </table:table-cell>
          <table:table-cell office:value-type="string" table:style-name="ce16">
            <text:p><text:a xlink:href="https://www.linkedin.com/jobs/view/4207883541/?refId=360b7044-2bd2-4009-8ac0-682f56a1abef&amp;trackingId=uEWGYBZJQkSy9hB3CZfMpw%3D%3D&amp;trk=flagship3_job_home_savedjobs">https://www.linkedin.com/jobs/view/4207883541/?refId=360b7044-2bd2-4009-8ac0-682f56a1abef&amp;trackingId=uEWGYBZJQkSy9hB3CZfMpw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pplication was in Spanish?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6" table:style-name="ce10">
            <text:p>5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Samsung</text:p>
          </table:table-cell>
          <table:table-cell office:value-type="string" table:style-name="ce5">
            <text:p>Game Optimisation Engineer</text:p>
          </table:table-cell>
          <table:table-cell office:value-type="string" table:style-name="ce5">
            <text:p><text:a xlink:href="https://www.linkedin.com/jobs/view/4205825439/?refId=360b7044-2bd2-4009-8ac0-682f56a1abef&amp;trackingId=eQAkQ3LqTU6mWj5hPRwrqg%3D%3D&amp;trk=flagship3_job_home_savedjobs">https://www.linkedin.com/jobs/view/4205825439/?refId=360b7044-2bd2-4009-8ac0-682f56a1abef&amp;trackingId=eQAkQ3LqTU6mWj5hPRwrqg%3D%3D&amp;trk=flagship3_job_home_savedjobs</text:a></text:p>
          </table:table-cell>
          <table:table-cell office:value-type="string" table:style-name="ce7">
            <text:p>Surrey</text:p>
          </table:table-cell>
          <table:table-cell office:value-type="string" table:style-name="ce7">
            <text:p>12 month 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7" table:style-name="ce10">
            <text:p>5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Clearwater People Solutions</text:p>
          </table:table-cell>
          <table:table-cell office:value-type="string" table:style-name="ce5">
            <text:p>Junior Application Support Engineer</text:p>
          </table:table-cell>
          <table:table-cell office:value-type="string" table:style-name="ce5">
            <text:p><text:a xlink:href="https://tietalent.com/en/jobs/p-1502808/crawley-junior-application-support-engineer">https://tietalent.com/en/jobs/p-1502808/crawley-junior-application-support-engineer</text:a></text:p>
          </table:table-cell>
          <table:table-cell office:value-type="string" table:style-name="ce5">
            <text:p>Crawle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8" table:style-name="ce10">
            <text:p>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9" table:style-name="ce10">
            <text:p>5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Software Engineer, C#/Java (All Levels)</text:p>
          </table:table-cell>
          <table:table-cell office:value-type="string" table:style-name="ce5">
            <text:p><text:a xlink:href="https://grnh.se/0caf21003us">https://grnh.se/0caf21003us</text:a></text:p>
          </table:table-cell>
          <table:table-cell office:value-type="string" table:style-name="ce3">
            <text:p>Edinburg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0" table:style-name="ce10">
            <text:p>6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Software Engineer, C# WPF (All Levels)</text:p>
          </table:table-cell>
          <table:table-cell office:value-type="string" table:style-name="ce5">
            <text:p><text:a xlink:href="https://grnh.se/b2c0e6383us">https://grnh.se/b2c0e6383us</text:a></text:p>
          </table:table-cell>
          <table:table-cell office:value-type="string" table:style-name="ce3">
            <text:p>Edinburg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1" table:style-name="ce10">
            <text:p>6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Associate Content Designer</text:p>
          </table:table-cell>
          <table:table-cell office:value-type="string" table:style-name="ce5">
            <text:p><text:a xlink:href="https://grnh.se/96ff6c643us">https://grnh.se/96ff6c643us</text:a></text:p>
          </table:table-cell>
          <table:table-cell office:value-type="string" table:style-name="ce3">
            <text:p>Dunde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2" table:style-name="ce10">
            <text:p>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Rockstar Games</text:p>
          </table:table-cell>
          <table:table-cell office:value-type="string" table:style-name="ce5">
            <text:p>Development Support</text:p>
          </table:table-cell>
          <table:table-cell office:value-type="string" table:style-name="ce5">
            <text:p><text:a xlink:href="https://grnh.se/53a6d4da3us">https://grnh.se/53a6d4da3us</text:a></text:p>
          </table:table-cell>
          <table:table-cell office:value-type="string" table:style-name="ce3">
            <text:p>Dunde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3" table:style-name="ce10">
            <text:p>6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Elekt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94291131/?refId=40547c46-f882-4838-aa5d-a547ba1b54c3&amp;trackingId=l2dCdXGDR8ua4VMAGVXtWw%3D%3D&amp;trk=flagship3_job_home_savedjobs">https://www.linkedin.com/jobs/view/4194291131/?refId=40547c46-f882-4838-aa5d-a547ba1b54c3&amp;trackingId=l2dCdXGDR8ua4VMAGVXtWw%3D%3D&amp;trk=flagship3_job_home_savedjobs</text:a></text:p>
          </table:table-cell>
          <table:table-cell office:value-type="string" table:style-name="ce5">
            <text:p>Crawle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4" table:style-name="ce10">
            <text:p>6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Amazon</text:p>
          </table:table-cell>
          <table:table-cell office:value-type="string" table:style-name="ce5">
            <text:p>Graduate Software Dev Engineer</text:p>
          </table:table-cell>
          <table:table-cell office:value-type="string" table:style-name="ce5">
            <text:p><text:a xlink:href="https://www.linkedin.com/jobs/view/4051047552/?refId=40547c46-f882-4838-aa5d-a547ba1b54c3&amp;trackingId=RWmrWz7aSp%2BfExlitQ%2BPNw%3D%3D&amp;trk=flagship3_job_home_savedjobs">https://www.linkedin.com/jobs/view/4051047552/?refId=40547c46-f882-4838-aa5d-a547ba1b54c3&amp;trackingId=RWmrWz7aSp%2BfExlitQ%2BPNw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3">
            <text:p>Amazo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5" table:style-name="ce10">
            <text:p>6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Info Resume Edge</text:p>
          </table:table-cell>
          <table:table-cell office:value-type="string" table:style-name="ce5">
            <text:p>Game Developer</text:p>
          </table:table-cell>
          <table:table-cell office:value-type="string" table:style-name="ce20">
            <text:p><text:a xlink:href="https://www.linkedin.com/jobs/view/4231690584/?refId=8de59d3f-7a89-4320-9b05-8ebb1b46b704&amp;trackingId=A1mb5RGKSqyErkO9EroJqg%3D%3D">https://www.linkedin.com/jobs/view/4231690584/?refId=8de59d3f-7a89-4320-9b05-8ebb1b46b704&amp;trackingId=A1mb5RGKSqyErkO9EroJqg%3D%3D</text:a></text:p>
          </table:table-cell>
          <table:table-cell office:value-type="string" table:style-name="ce22">
            <text:p>London</text:p>
          </table:table-cell>
          <table:table-cell office:value-type="string" table:style-name="ce18">
            <text:p>No information - don’t even know what company its for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6" table:style-name="ce10">
            <text:p>66</text:p>
          </table:table-cell>
          <table:table-cell office:value-type="date" office:date-value="2025-06-02T00:00:00" table:style-name="ce19">
            <text:p>02/06/2025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Bioliberty</text:p>
          </table:table-cell>
          <table:table-cell office:value-type="string" table:style-name="ce5">
            <text:p>Software Engineer (Unity)</text:p>
          </table:table-cell>
          <table:table-cell office:value-type="string" table:style-name="ce21">
            <text:p><text:a xlink:href="https://www.linkedin.com/jobs/view/4238256636/?refId=8de59d3f-7a89-4320-9b05-8ebb1b46b704&amp;trackingId=Z5nhROELRwGxUU4L%2BazUPA%3D%3D&amp;trk=flagship3_job_home_savedjobs">https://www.linkedin.com/jobs/view/4238256636/?refId=8de59d3f-7a89-4320-9b05-8ebb1b46b704&amp;trackingId=Z5nhROELRwGxUU4L%2BazUPA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20">
            <text:p>Positive, sounds awesome!<text:s/>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67" table:style-name="ce10">
            <text:p>67</text:p>
          </table:table-cell>
          <table:table-cell table:number-columns-repeated="16376" table:style-name="ce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ude moore</meta:initial-creator>
    <dc:creator>Moore, Evelyn</dc:creator>
    <meta:creation-date>2023-03-09T19:46:12Z</meta:creation-date>
    <dc:date>2025-06-02T21:32:05Z</dc:date>
  </office:meta>
</office:document-meta>
</file>